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10" style:family="table-row">
      <style:table-row-properties style:min-row-height="0.706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7" style:family="table">
      <style:table-properties style:width="15.49cm" fo:margin-left="0.635cm" table:align="left" style:writing-mode="lr-tb"/>
    </style:style>
    <style:style style:name="Tabela7.A" style:family="table-column">
      <style:table-column-properties style:column-width="15.49cm"/>
    </style:style>
    <style:style style:name="Tabela7.1" style:family="table-row">
      <style:table-row-properties style:min-row-height="2.297cm" style:keep-together="true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9" style:family="paragraph" style:parent-style-name="RUP_20_Tabela">
      <style:paragraph-properties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1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3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4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5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6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7" style:family="paragraph" style:parent-style-name="Title">
      <style:text-properties fo:language="pt" fo:country="BR" fo:font-weight="normal" style:font-weight-asian="normal"/>
    </style:style>
    <style:style style:name="P18" style:family="paragraph" style:parent-style-name="Title">
      <style:text-properties fo:font-size="16pt" fo:language="pt" fo:country="BR" style:font-size-asian="16pt" style:font-size-complex="16pt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5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6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7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30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2" style:family="paragraph" style:parent-style-name="Standard">
      <style:text-properties fo:language="en" fo:country="US" style:language-asian="en" style:country-asian="US"/>
    </style:style>
    <style:style style:name="P33" style:family="paragraph" style:parent-style-name="Standard">
      <style:text-properties style:language-asian="en" style:country-asian="US"/>
    </style:style>
    <style:style style:name="P34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Standard">
      <style:paragraph-properties fo:margin-left="0cm" fo:margin-right="9.617cm" fo:text-indent="0cm" style:auto-text-indent="false"/>
    </style:style>
    <style:style style:name="P46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47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8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9" style:family="paragraph" style:parent-style-name="RUP_20_Corpo_20_1">
      <style:text-properties fo:color="#008000" fo:language="pt" fo:country="BR"/>
    </style:style>
    <style:style style:name="P50" style:family="paragraph" style:parent-style-name="Standard" style:master-page-name="Standard">
      <style:paragraph-properties style:page-number="auto"/>
    </style:style>
    <style:style style:name="P51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2" style:family="paragraph" style:parent-style-name="Heading_20_1">
      <style:text-properties fo:font-size="12pt" style:font-size-asian="12pt" style:font-size-complex="12pt"/>
    </style:style>
    <style:style style:name="P53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8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Especificação de Banco de Dados</text:p>
      <text:p text:style-name="P26"/>
      <text:p text:style-name="P26"/>
      <text:p text:style-name="P26">SCO – Versão 1.0</text:p>
      <text:p text:style-name="P36"/>
      <text:p text:style-name="P36"/>
      <text:p text:style-name="P36"/>
      <text:p text:style-name="P36"/>
      <text:p text:style-name="P37">Manter Paciente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51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2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string">
            <text:p text:style-name="P8">06/05/2010</text:p>
          </table:table-cell>
          <table:table-cell table:style-name="Tabela1.A2" office:value-type="string">
            <text:p text:style-name="P8">1.0</text:p>
          </table:table-cell>
          <table:table-cell table:style-name="Tabela1.A2" office:value-type="string">
            <text:p text:style-name="P9">Especificação do baco de dados</text:p>
          </table:table-cell>
          <table:table-cell table:style-name="Tabela1.D2" office:value-type="string">
            <text:p text:style-name="P8">Rafael Vieira de Almeida</text:p>
          </table:table-cell>
        </table:table-row>
      </table:table>
      <text:p text:style-name="P17"/>
      <text:p text:style-name="P20"/>
      <text:p text:style-name="Standard"/>
      <text:p text:style-name="P22"/>
      <text:p text:style-name="P18">Sumário</text:p>
      <text:p text:style-name="P32"/>
      <text:p text:style-name="P32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Introdução|outline">1.Introdução<text:tab/>4</text:a></text:p>
          <text:p text:style-name="P6"><text:a xlink:type="simple" xlink:href="#2.Requisitos de Banco de Dados|outline">2.Requisitos de Banco de Dados<text:tab/>5</text:a></text:p>
          <text:p text:style-name="P6"><text:a xlink:type="simple" xlink:href="#3.Detalhamento dos Atributos da Tela|outline">3.Detalhamento dos Atributos da Tela<text:tab/>6</text:a></text:p>
          <text:p text:style-name="P6"><text:a xlink:type="simple" xlink:href="#4.Assinaturas|outline">4.Assinaturas<text:tab/>7</text:a></text:p>
        </text:index-body>
      </text:table-of-content>
      <text:p text:style-name="P34"/>
      <text:p text:style-name="Standard"/>
      <text:p text:style-name="P21"><text:title>Especificação de Banco de Dados</text:title></text:p>
      <text:p text:style-name="P19">Manter Paciente</text:p>
      <text:p text:style-name="P33"/>
      <text:list xml:id="list35202763" text:style-name="WW8Num1">
        <text:list-item>
          <text:h text:style-name="P53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7">Manter paciente</text:span><text:span text:style-name="T12">.</text:span></text:p>
      <text:p text:style-name="RUP_20_Corpo_20_1"/>
      <text:list xml:id="list35262227" text:continue-numbering="true" text:style-name="WW8Num1">
        <text:list-item>
          <text:h text:style-name="P54" text:outline-level="1">Requisitos de Banco de Dados</text:h>
        </text:list-item>
      </text:list>
      <text:p text:style-name="P49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5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Ao incluir um novo telefone para pessoa, o campo tipo altera a situação mostrada no sistema “Fixo” ou “Celular”. </text:p>
            <text:p text:style-name="P43">[tabela telefone, coluna tipo] = “1” ou “2”.</text:p>
            <text:p text:style-name="P27"/>
            <text:p text:style-name="P41"/>
          </table:table-cell>
        </table:table-row>
        <table:table-row table:style-name="Tabela2.2">
          <table:table-cell table:style-name="Tabela2.A3" office:value-type="string">
            <text:p text:style-name="P42">2</text:p>
          </table:table-cell>
          <table:table-cell table:style-name="Tabela2.B3" office:value-type="string">
            <text:p text:style-name="P43">Exibir combo “Estado”, com as siglas dos estados fazendo tratamento dos dados para banco de dados</text:p>
            <text:p text:style-name="P41">[Ver as tabelas pessoa, coluna estado ] = “1” ou “2” ou “3” ...</text:p>
          </table:table-cell>
        </table:table-row>
        <table:table-row table:style-name="Tabela2.2">
          <table:table-cell table:style-name="Tabela2.A3" office:value-type="string">
            <text:p text:style-name="P42">3</text:p>
          </table:table-cell>
          <table:table-cell table:style-name="Tabela2.B3" office:value-type="string">
            <text:p text:style-name="P43">Ao inserir uma nova pessoa, o sistema irá transpor como sua chave primária, <text:span text:style-name="T7">id</text:span><text:span text:style-name="T12">, como chave estrangeira e defini-la como chave primária na tabela que faz relação (usuários, pacientes, colaboradores e dentistas). No caso da tabela telefones, o id de pessoa será apenas transposto para sua tabela, permitindo que uma pessoa tenha vários telefones.</text:span></text:p>
          </table:table-cell>
        </table:table-row>
      </table:table>
      <text:p text:style-name="P38"/>
      <text:h text:style-name="P52" text:outline-level="1"/>
      <text:list xml:id="list35265812" text:continue-numbering="true" text:style-name="WW8Num1">
        <text:list-item>
          <text:h text:style-name="P54" text:outline-level="1">Detalhamento dos Atributos da Tela</text:h>
        </text:list-item>
      </text:list>
      <text:p text:style-name="Standard"/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8">Campo na tela</text:p>
          </table:table-cell>
          <table:table-cell table:style-name="Tabela3.A1" office:value-type="string">
            <text:p text:style-name="P28">Nome da Tabela</text:p>
          </table:table-cell>
          <table:table-cell table:style-name="Tabela3.A1" office:value-type="string">
            <text:p text:style-name="P28">Campo na Tabela</text:p>
          </table:table-cell>
          <table:table-cell table:style-name="Tabela3.A1" office:value-type="string">
            <text:p text:style-name="P29">Tipo</text:p>
          </table:table-cell>
          <table:table-cell table:style-name="Tabela3.A1" office:value-type="string">
            <text:p text:style-name="P29">Tam.</text:p>
          </table:table-cell>
          <table:table-cell table:style-name="Tabela3.A1" office:value-type="string">
            <text:p text:style-name="P28">Nulo</text:p>
          </table:table-cell>
          <table:table-cell table:style-name="Tabela3.G1" office:value-type="string">
            <text:p text:style-name="P28">Descrição do CampoN</text:p>
          </table:table-cell>
        </table:table-row>
        <table:table-row table:style-name="Tabela3.2">
          <table:table-cell table:style-name="Tabela3.A2" office:value-type="string">
            <text:p text:style-name="P30">Nome</text:p>
          </table:table-cell>
          <table:table-cell table:style-name="Tabela3.A2" office:value-type="string">
            <text:p text:style-name="P30">pessoa</text:p>
          </table:table-cell>
          <table:table-cell table:style-name="Tabela3.A2" office:value-type="string">
            <text:p text:style-name="P30">nome</text:p>
          </table:table-cell>
          <table:table-cell table:style-name="Tabela3.A2" office:value-type="string">
            <text:p text:style-name="P31">VARCHAR</text:p>
          </table:table-cell>
          <table:table-cell table:style-name="Tabela3.A2" office:value-type="string">
            <text:p text:style-name="P31">100</text:p>
          </table:table-cell>
          <table:table-cell table:style-name="Tabela3.A2" office:value-type="string">
            <text:p text:style-name="P30">Não </text:p>
          </table:table-cell>
          <table:table-cell table:style-name="Tabela3.G2" office:value-type="string">
            <text:p text:style-name="P30">Nome da pessoa</text:p>
          </table:table-cell>
        </table:table-row>
        <table:table-row table:style-name="Tabela3.2">
          <table:table-cell table:style-name="Tabela3.A2" office:value-type="string">
            <text:p text:style-name="P30">Email</text:p>
          </table:table-cell>
          <table:table-cell table:style-name="Tabela3.A2" office:value-type="string">
            <text:p text:style-name="P30">pessoa</text:p>
          </table:table-cell>
          <table:table-cell table:style-name="Tabela3.A2" office:value-type="string">
            <text:p text:style-name="P30">email</text:p>
          </table:table-cell>
          <table:table-cell table:style-name="Tabela3.A2" office:value-type="string">
            <text:p text:style-name="P31">VARCHAR</text:p>
          </table:table-cell>
          <table:table-cell table:style-name="Tabela3.A2" office:value-type="string">
            <text:p text:style-name="P31">45</text:p>
          </table:table-cell>
          <table:table-cell table:style-name="Tabela3.A2" office:value-type="string">
            <text:p text:style-name="P30">Sim</text:p>
          </table:table-cell>
          <table:table-cell table:style-name="Tabela3.G2" office:value-type="string">
            <text:p text:style-name="P30">Email da pessoa</text:p>
          </table:table-cell>
        </table:table-row>
        <table:table-row table:style-name="Tabela3.2">
          <table:table-cell table:style-name="Tabela3.A4" office:value-type="string">
            <text:p text:style-name="P30">Encereço</text:p>
          </table:table-cell>
          <table:table-cell table:style-name="Tabela3.A4" office:value-type="string">
            <text:p text:style-name="P30">pessoa</text:p>
          </table:table-cell>
          <table:table-cell table:style-name="Tabela3.A4" office:value-type="string">
            <text:p text:style-name="P30">endereco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150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Endereço do pessoa</text:p>
          </table:table-cell>
        </table:table-row>
        <table:table-row table:style-name="Tabela3.2">
          <table:table-cell table:style-name="Tabela3.A4" office:value-type="string">
            <text:p text:style-name="P30">Cidade</text:p>
          </table:table-cell>
          <table:table-cell table:style-name="Tabela3.A4" office:value-type="string">
            <text:p text:style-name="P30">pessoa</text:p>
          </table:table-cell>
          <table:table-cell table:style-name="Tabela3.A4" office:value-type="string">
            <text:p text:style-name="P30">cidade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45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Cidade da pessoa</text:p>
          </table:table-cell>
        </table:table-row>
        <table:table-row table:style-name="Tabela3.2">
          <table:table-cell table:style-name="Tabela3.A4" office:value-type="string">
            <text:p text:style-name="P30">Estado</text:p>
          </table:table-cell>
          <table:table-cell table:style-name="Tabela3.A4" office:value-type="string">
            <text:p text:style-name="P30">pessoa</text:p>
          </table:table-cell>
          <table:table-cell table:style-name="Tabela3.A4" office:value-type="string">
            <text:p text:style-name="P30">estado</text:p>
          </table:table-cell>
          <table:table-cell table:style-name="Tabela3.A4" office:value-type="string">
            <text:p text:style-name="P31">INT</text:p>
          </table:table-cell>
          <table:table-cell table:style-name="Tabela3.A4" office:value-type="string">
            <text:p text:style-name="P31">2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Estado da pessoa</text:p>
          </table:table-cell>
        </table:table-row>
        <table:table-row table:style-name="Tabela3.2">
          <table:table-cell table:style-name="Tabela3.A4" office:value-type="string">
            <text:p text:style-name="P30">Id</text:p>
          </table:table-cell>
          <table:table-cell table:style-name="Tabela3.A4" office:value-type="string">
            <text:p text:style-name="P30">paciente</text:p>
          </table:table-cell>
          <table:table-cell table:style-name="Tabela3.A4" office:value-type="string">
            <text:p text:style-name="P30">id</text:p>
          </table:table-cell>
          <table:table-cell table:style-name="Tabela3.A4" office:value-type="string">
            <text:p text:style-name="P31">INT</text:p>
          </table:table-cell>
          <table:table-cell table:style-name="Tabela3.A4" office:value-type="string">
            <text:p text:style-name="P31">10</text:p>
          </table:table-cell>
          <table:table-cell table:style-name="Tabela3.A4" office:value-type="string">
            <text:p text:style-name="P30">Não</text:p>
          </table:table-cell>
          <table:table-cell table:style-name="Tabela3.G4" office:value-type="string">
            <text:p text:style-name="P30">Id do paciente que é o mesmo da pessoa</text:p>
          </table:table-cell>
        </table:table-row>
        <table:table-row table:style-name="Tabela3.2">
          <table:table-cell table:style-name="Tabela3.A4" office:value-type="string">
            <text:p text:style-name="P30">CPF</text:p>
          </table:table-cell>
          <table:table-cell table:style-name="Tabela3.A4" office:value-type="string">
            <text:p text:style-name="P30">paciente</text:p>
          </table:table-cell>
          <table:table-cell table:style-name="Tabela3.A4" office:value-type="string">
            <text:p text:style-name="P30">cpf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11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CPF do paciente</text:p>
          </table:table-cell>
        </table:table-row>
        <table:table-row table:style-name="Tabela3.2">
          <table:table-cell table:style-name="Tabela3.A4" office:value-type="string">
            <text:p text:style-name="P30">Data início <text:s/>tratamento</text:p>
          </table:table-cell>
          <table:table-cell table:style-name="Tabela3.A4" office:value-type="string">
            <text:p text:style-name="P30">paciente</text:p>
          </table:table-cell>
          <table:table-cell table:style-name="Tabela3.A4" office:value-type="string">
            <text:p text:style-name="P30">data_inicio_tratamento</text:p>
          </table:table-cell>
          <table:table-cell table:style-name="Tabela3.A4" office:value-type="string">
            <text:p text:style-name="P31">DATETIME</text:p>
          </table:table-cell>
          <table:table-cell table:style-name="Tabela3.A4" office:value-type="string">
            <text:p text:style-name="P31">_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Data do início do tratamento do paciente</text:p>
          </table:table-cell>
        </table:table-row>
        <table:table-row table:style-name="Tabela3.10">
          <table:table-cell table:style-name="Tabela3.A4" office:value-type="string">
            <text:p text:style-name="P30">Data termino tratamento</text:p>
          </table:table-cell>
          <table:table-cell table:style-name="Tabela3.A4" office:value-type="string">
            <text:p text:style-name="P30">paciente</text:p>
          </table:table-cell>
          <table:table-cell table:style-name="Tabela3.A4" office:value-type="string">
            <text:p text:style-name="P30">data_termino_tratamento</text:p>
          </table:table-cell>
          <table:table-cell table:style-name="Tabela3.A4" office:value-type="string">
            <text:p text:style-name="P31">DATETIME</text:p>
          </table:table-cell>
          <table:table-cell table:style-name="Tabela3.A4" office:value-type="string">
            <text:p text:style-name="P31">_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Data de termino do tratamento do paciente</text:p>
          </table:table-cell>
        </table:table-row>
        <table:table-row table:style-name="Tabela3.2">
          <table:table-cell table:style-name="Tabela3.A4" office:value-type="string">
            <text:p text:style-name="P30">Data de retorno</text:p>
          </table:table-cell>
          <table:table-cell table:style-name="Tabela3.A4" office:value-type="string">
            <text:p text:style-name="P30">paciente</text:p>
          </table:table-cell>
          <table:table-cell table:style-name="Tabela3.A4" office:value-type="string">
            <text:p text:style-name="P30">dara_retorno</text:p>
          </table:table-cell>
          <table:table-cell table:style-name="Tabela3.A4" office:value-type="string">
            <text:p text:style-name="P31">DATETIME</text:p>
          </table:table-cell>
          <table:table-cell table:style-name="Tabela3.A4" office:value-type="string">
            <text:p text:style-name="P31">_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Data de retorno do paciente</text:p>
          </table:table-cell>
        </table:table-row>
        <table:table-row table:style-name="Tabela3.2">
          <table:table-cell table:style-name="Tabela3.A4" office:value-type="string">
            <text:p text:style-name="P30">Data de nascimento</text:p>
          </table:table-cell>
          <table:table-cell table:style-name="Tabela3.A4" office:value-type="string">
            <text:p text:style-name="P30">paciente</text:p>
          </table:table-cell>
          <table:table-cell table:style-name="Tabela3.A4" office:value-type="string">
            <text:p text:style-name="P30">data_nascimento</text:p>
          </table:table-cell>
          <table:table-cell table:style-name="Tabela3.A4" office:value-type="string">
            <text:p text:style-name="P31">DATETIME</text:p>
          </table:table-cell>
          <table:table-cell table:style-name="Tabela3.A4" office:value-type="string">
            <text:p text:style-name="P31">_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Data de nascimento do paciente</text:p>
          </table:table-cell>
        </table:table-row>
        <table:table-row table:style-name="Tabela3.2">
          <table:table-cell table:style-name="Tabela3.A4" office:value-type="string">
            <text:p text:style-name="P30">Responsável</text:p>
          </table:table-cell>
          <table:table-cell table:style-name="Tabela3.A4" office:value-type="string">
            <text:p text:style-name="P30">paciente</text:p>
          </table:table-cell>
          <table:table-cell table:style-name="Tabela3.A4" office:value-type="string">
            <text:p text:style-name="P30">responsavel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150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Responsavel pelo paciente</text:p>
          </table:table-cell>
        </table:table-row>
        <table:table-row table:style-name="Tabela3.2">
          <table:table-cell table:style-name="Tabela3.A4" office:value-type="string">
            <text:p text:style-name="P30">Referência</text:p>
          </table:table-cell>
          <table:table-cell table:style-name="Tabela3.A4" office:value-type="string">
            <text:p text:style-name="P30">paciente</text:p>
          </table:table-cell>
          <table:table-cell table:style-name="Tabela3.A4" office:value-type="string">
            <text:p text:style-name="P30">referencia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150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Quem indicou o paciente</text:p>
          </table:table-cell>
        </table:table-row>
        <table:table-row table:style-name="Tabela3.2">
          <table:table-cell table:style-name="Tabela3.A4" office:value-type="string">
            <text:p text:style-name="P30">Observação</text:p>
          </table:table-cell>
          <table:table-cell table:style-name="Tabela3.A4" office:value-type="string">
            <text:p text:style-name="P30">paciente</text:p>
          </table:table-cell>
          <table:table-cell table:style-name="Tabela3.A4" office:value-type="string">
            <text:p text:style-name="P30">observacao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500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Observação do tratamento</text:p>
          </table:table-cell>
        </table:table-row>
      </table:table>
      <text:list xml:id="list35264570" text:continue-numbering="true" text:style-name="WW8Num1">
        <text:list-header>
          <text:h text:style-name="P54" text:outline-level="1"/>
        </text:list-header>
        <text:list-item>
          <text:h text:style-name="P53" text:outline-level="1">Assinaturas</text:h>
        </text:list-item>
      </text:list>
      <text:p text:style-name="Standard"/>
      <text:p text:style-name="P24"><text:span text:style-name="T8">Os abaixo assinados estão de acordo com o conteúdo do documento “</text:span><text:span text:style-name="T9">Especificação de Banco de Dados</text:span><text:span text:style-name="T8">”, do Sistema SCO, versão </text:span><text:span text:style-name="T10">1.0</text:span><text:span text:style-name="T8">, release </text:span><text:span text:style-name="T10">1.0</text:span><text:span text:style-name="T11"> </text:span><text:span text:style-name="T8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</table:table-cell>
        </table:table-row>
        <table:table-row table:style-name="Tabela4.2">
          <table:table-cell table:style-name="Tabela4.A1" office:value-type="string">
            <text:p text:style-name="P16">Amanda Barbosa Silva</text:p>
            <text:p text:style-name="P11">Analista Líder e Desenvolvedor</text:p>
            <text:p text:style-name="P10"/>
          </table:table-cell>
          <table:table-cell table:style-name="Tabela4.A1" office:value-type="string">
            <text:p text:style-name="P16">Fábio José de Souza</text:p>
            <text:p text:style-name="P11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ela5.2">
          <table:table-cell table:style-name="Tabela5.A1" office:value-type="string">
            <text:p text:style-name="P16">Rafael Vieira de Almeida</text:p>
            <text:p text:style-name="P11">Analista Líder e Desenvolvedor / DBA</text:p>
          </table:table-cell>
          <table:table-cell table:style-name="Tabela5.A1" office:value-type="string">
            <text:p text:style-name="P16">Vinicius Gardênio Guimarães Rodrigues</text:p>
            <text:p text:style-name="P44">Gerente de Projeto e Desenvolvedor</text:p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4"/>
            <text:p text:style-name="P13">Data: ___/___/____</text:p>
          </table:table-cell>
        </table:table-row>
        <table:table-row table:style-name="Tabela7.2">
          <table:table-cell table:style-name="Tabela7.A1" office:value-type="string">
            <text:p text:style-name="P48"><text:s text:c="2"/>Lídia Pires Barbosa</text:p>
            <text:p text:style-name="P46"><text:s text:c="7"/>Cliente</text:p>
          </table:table-cell>
        </table:table-row>
        <table:table-row table:style-name="Tabela7.2">
          <table:table-cell table:style-name="Tabela7.A1" office:value-type="string">
            <text:p text:style-name="P47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Pacient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Especificação de Banco de Dados</dc:title>
    <meta:initial-creator>Lena Lúcia de Moraes</meta:initial-creator>
    <meta:creation-date>2010-02-26T09:32:06</meta:creation-date>
    <dc:date>2010-05-28T15:16:16.49</dc:date>
    <meta:editing-cycles>21</meta:editing-cycles>
    <meta:editing-duration>PT02H25M00S</meta:editing-duration>
    <dc:creator>Amanda Barbosa</dc:creator>
    <meta:document-statistic meta:table-count="7" meta:image-count="0" meta:object-count="0" meta:page-count="7" meta:paragraph-count="159" meta:word-count="468" meta:character-count="2755"/>
    <meta:user-defined meta:name="Info 1"/>
    <meta:user-defined meta:name="Info 2"/>
    <meta:user-defined meta:name="Info 3"/>
    <meta:user-defined meta:name="Info 4"/>
  </office:meta>
</office:document-meta>
</file>